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2222in"/>
      <style:text-properties style:font-name="Times" fo:font-size="16.0pt"/>
    </style:style>
    <style:style style:name="P2" style:family="paragraph" style:parent-style-name="Standard">
      <style:text-properties style:font-name="Times" fo:font-size="16.0pt"/>
    </style:style>
    <style:style style:name="P3" style:family="paragraph" style:parent-style-name="Standard">
      <style:paragraph-properties fo:margin-bottom="0.2222in"/>
      <style:text-properties style:font-name="Times" fo:font-size="18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4" style:family="text">
      <style:text-properties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CENA VI</text:span></text:p>
      <text:p text:style-name="P1"><text:span text:style-name="T2"/></text:p>
      <text:p text:style-name="P1"><text:span text:style-name="T1">                          Zopiro – </text:span><text:span text:style-name="T3">detta.</text:span></text:p>
      <text:p text:style-name="P1"><text:span text:style-name="T2">        Compiuto è il mio destino; e mio malgrado <text:line-break/>        Un segreto terror nell’agitata <text:line-break/>        Mente mi scende… Ah mi da forza Allah!</text:span></text:p>
      <text:p text:style-name="P1"><text:span text:style-name="T4">Dai. </text:span><text:span text:style-name="T2">Oh ciel!... Che affano…Ohimè!.. io gelo… io gelo<text:line-break/>                                                 (</text:span><text:span text:style-name="T4">tentando di alzarsi</text:span><text:span text:style-name="T2">)</text:span></text:p>
      <text:p text:style-name="P1"><text:span text:style-name="T2"/></text:p>
      <text:p text:style-name="P1"><text:span text:style-name="T4">Zop</text:span><text:span text:style-name="T2">. Che ascolto !... Un infelice al suol prostrato <text:line-break/>        Deh ti rincora.</text:span></text:p>
      <text:p text:style-name="P1"><text:span text:style-name="T4">Dai.</text:span><text:span text:style-name="T2">                      Ah !. È desso !</text:span></text:p>
      <text:p text:style-name="P1"><text:span text:style-name="T2"/></text:p>
      <text:p text:style-name="P1"><text:span text:style-name="T4">Zop</text:span><text:span text:style-name="T2">.                                              Oh ciel!</text:span></text:p>
      <text:p text:style-name="P1"><text:span text:style-name="T2"/></text:p>
      <text:p text:style-name="P1"><text:span text:style-name="T4">Dai.                                                            </text:span><text:span text:style-name="T2">È desso!<text:line-break/>        Deh non mi maledir… son io... son io !</text:span></text:p>
      <text:p text:style-name="P1"><text:span text:style-name="T4">Zop.</text:span><text:span text:style-name="T2"><text:s/>Ah va, t'invola, e questa terra<text:line-break/>        Più non calpesti il rio tuo piè;<text:line-break/>        Fa ch io tranquillo scenda sotterra,<text:line-break/>        Non disperato al par di te.<text:line-break/>Nel suo palagio sai chi t'attende...<text:line-break/>        D' oro e di gemme ti coprirà,<text:line-break/>        Al fianco suo sarai più bella<text:line-break/>        Tuo nome, infida ognor sarà.</text:span></text:p>
      <text:p text:style-name="P1"><text:span text:style-name="T4">Dail.</text:span><text:span text:style-name="T2"><text:s/>Pregando, ohimè! diressi<text:line-break/>        A quest' ostello il piè ....<text:line-break/>        Quanto soffrir potessi,<text:line-break/>        Tutto soffrii per te.....</text:span></text:p>
      <text:p text:style-name="P1"><text:span text:style-name="T4">Zop</text:span><text:span text:style-name="T2">. O tu che m' ingannasti,<text:line-break/>        Che pretendi da me</text:span></text:p>
      <text:p text:style-name="P2"><text:span text:style-name="T4">Dail.</text:span><text:span text:style-name="T2"><text:s/>                                              La pena or cade</text:span></text:p>
      <text:p text:style-name="P2"><text:span text:style-name="T2">        D' un error su d' entrambi. lo mi credea</text:span></text:p>
      <text:p text:style-name="P2"><text:span text:style-name="T2">        Ch' Ida il vero per me svelato avesse...</text:span></text:p>
      <text:p text:style-name="P2"><text:span text:style-name="T2">        Sperai nell' innocenza... Ah ! mi credete...</text:span></text:p>
      <text:p text:style-name="P2"><text:span text:style-name="T2"/></text:p>
      <text:p text:style-name="P2"><text:span text:style-name="T2">(</text:span><text:span text:style-name="T4">Zopiro vorrebbe fuggire, ma dessa l'arresta</text:span><text:span text:style-name="T2">)</text:span></text:p>
      <text:p text:style-name="P2"><text:span text:style-name="T2">        Al cospetto di morte</text:span></text:p>
      <text:p text:style-name="P2"><text:span text:style-name="T2">        Mentire non si può... Ma il mio messaggio </text:span></text:p>
      <text:p text:style-name="P2"><text:span text:style-name="T2">        A voi non giunse... io sono </text:span></text:p>
      <text:p text:style-name="P2"><text:span text:style-name="T2">        Infelice... morente,.. Oh! il tuo perdono!.</text:span></text:p>
      <text:p text:style-name="P2"><text:span text:style-name="T2">                    Zopiro...Ohimè !...</text:span></text:p>
      <text:p text:style-name="P2"><text:span text:style-name="T2">                        La norma, ah ! segui</text:span></text:p>
      <text:p text:style-name="P2"><text:span text:style-name="T2">                        D' Allah, che a sé</text:span></text:p>
      <text:p text:style-name="P2"><text:span text:style-name="T2">                        Ti domandò.</text:span></text:p>
      <text:p text:style-name="P2"><text:span text:style-name="T2">                    Se il mio dolor</text:span></text:p>
      <text:p text:style-name="P2"><text:span text:style-name="T2">                        Tu non dilegui</text:span></text:p>
      <text:p text:style-name="P2"><text:span text:style-name="T2">                        Fidanza in cor</text:span></text:p>
      <text:p text:style-name="P2"><text:span text:style-name="T2">                        Più non avrò.</text:span></text:p>
      <text:p text:style-name="P2"><text:span text:style-name="T2">                    Ah ! per celar</text:span></text:p>
      <text:p text:style-name="P2"><text:span text:style-name="T2">                        L' affanno mio</text:span></text:p>
      <text:p text:style-name="P2"><text:span text:style-name="T2">                        L'immenso mar</text:span></text:p>
      <text:p text:style-name="P2"><text:span text:style-name="T2">                        Nè un porto avrà.</text:span></text:p>
      <text:p text:style-name="P2"><text:span text:style-name="T2">                    Se a morte in sen</text:span></text:p>
      <text:p text:style-name="P2"><text:span text:style-name="T2">                        Piombar dégg' io</text:span></text:p>
      <text:p text:style-name="P2"><text:span text:style-name="T2">                        Ch' io provi almen</text:span></text:p>
      <text:p text:style-name="P2"><text:span text:style-name="T2">                        La tua pietà.</text:span></text:p>
      <text:p text:style-name="P2"><text:span text:style-name="T2"/></text:p>
      <text:p text:style-name="P1"><text:span text:style-name="T4">Zop.</text:span><text:span text:style-name="T2"><text:s/>(A quell' affanno, a quell accento<text:line-break/>        Sento, oh ciel ! stemprarsi il cor.<text:line-break/>        A quel sospir io mi rammento<text:line-break/>        Le speranze dell' amor.)</text:span></text:p>
      <text:p text:style-name="P1"><text:span text:style-name="T4">Daila</text:span><text:span text:style-name="T2"><text:s/>Le braccia, ahi grama, io ti protendo; <text:line-break/>            Vedi che smania accolgo in me...<text:line-break/>            Deh, nella notte in che discendo <text:line-break/>            Non discacciarmi lontan da te.</text:span></text:p>
      <text:p text:style-name="P1"><text:span text:style-name="T4">Zop.</text:span><text:span text:style-name="T2"><text:s/>Addio, - fuggir mi lascia</text:span></text:p>
      <text:p text:style-name="P1"><text:span text:style-name="T4">Dai.</text:span><text:span text:style-name="T2"><text:s/>Lo sdegno tuo disarma;<text:line-break/>            In si crudele ambascia <text:line-break/>            Non mi lasciar morir.<text:line-break/>        Pel mio dolor sì amaro <text:line-break/>            Pel mio morir... ohimè ! <text:line-break/>            Per quel che hai di più caro,<text:line-break/>            Non mi negar mercè.... <text:line-break/>        Pietade !... io te la chieda <text:line-break/>            Pel nostro antico amor.</text:span></text:p>
      <text:p text:style-name="P1"><text:span text:style-name="T4">Zop.</text:span><text:span text:style-name="T2"><text:s/>(Giusto cielo, il mio furore <text:line-break/>            Come foglia inaridì ! )</text:span></text:p>
      <text:p text:style-name="P1"><text:span text:style-name="T2"/></text:p>
      <text:p text:style-name="P1"><text:span text:style-name="T4">Dai.</text:span><text:span text:style-name="T2"><text:s/>Ah pietate il cor ti muova,<text:line-break/>        Già vicina io sono a morte...<text:line-break/>        Ah ! Zopiro... mio Zopiro !..</text:span></text:p>
      <text:p text:style-name="P1"><text:span text:style-name="T4">Zop.</text:span><text:span text:style-name="T2">. Ciel!...</text:span></text:p>
      <text:p text:style-name="P1"><text:span text:style-name="T2"/></text:p>
      <text:p text:style-name="P1"><text:span text:style-name="T4">Dai.</text:span><text:span text:style-name="T2"><text:s/>            Di me... di me pietà.</text:span></text:p>
      <text:p text:style-name="P1"><text:span text:style-name="T2"/></text:p>
      <text:p text:style-name="P1"><text:span text:style-name="T4">Zop.</text:span><text:span text:style-name="T2"><text:s/>Daila !</text:span></text:p>
      <text:p text:style-name="P1"><text:span text:style-name="T2"/></text:p>
      <text:p text:style-name="P1"><text:span text:style-name="T4">Dai.</text:span><text:span text:style-name="T2"><text:s/>            Grazia...</text:span></text:p>
      <text:p text:style-name="P1"><text:span text:style-name="T2"/></text:p>
      <text:p text:style-name="P1"><text:span text:style-name="T4">Zop.</text:span><text:span text:style-name="T2">                        Allah perdona...</text:span></text:p>
      <text:p text:style-name="P1"><text:span text:style-name="T2"/></text:p>
      <text:p text:style-name="P1"><text:span text:style-name="T4">Dai.</text:span><text:span text:style-name="T2"><text:s/>E tu ?</text:span></text:p>
      <text:p text:style-name="P1"><text:span text:style-name="T2"/></text:p>
      <text:p text:style-name="P1"><text:span text:style-name="T4">Zop.</text:span><text:span text:style-name="T2"><text:s/>        Io t' amo... Perdonami Allah.<text:line-break/>        Ah ! t' arrendi all' amor ,<text:line-break/>            alla gioja, alla speme ....<text:line-break/>            già m'è reso il tuo cor ....<text:line-break/>            Vieni: fuggiamo insieme:<text:line-break/>            Una voce che scende dal ciel,<text:line-break/>            Va gridando al mio cor.<text:line-break/>            Vien, su noi veglia il nume<text:line-break/>            Che protegge l' amor.</text:span></text:p>
      <text:p text:style-name="P1"><text:span text:style-name="T4">Dai.</text:span><text:span text:style-name="T2"><text:s/>E fia vero!... Io m' abbandono<text:line-break/>            gioja che m' inebria ;<text:line-break/>            Che m' infiamma, che m' inspira...<text:line-break/>            Pago appieno è il mio desir.<text:line-break/>        Ma risponder non sa l' alma<text:line-break/>            A tua voce, al tuo pensiero...<text:line-break/>            Deh, nascondi al mondo intero<text:line-break/>            La mia vita, il mio morir.</text:span></text:p>
      <text:p text:style-name="P1"><text:span text:style-name="T4">Zop.</text:span><text:span text:style-name="T2"><text:s/>Fuggiam, fuggiamo insieme</text:span></text:p>
      <text:p text:style-name="P1"><text:span text:style-name="T4">Dai.</text:span><text:span text:style-name="T2"><text:s/>Ah taci... E vana speme!.</text:span></text:p>
      <text:p text:style-name="P1"><text:span text:style-name="T4">Coro</text:span><text:span text:style-name="T2"><text:s/>)<text:line-break/></text:span><text:span text:style-name="T4">interno</text:span><text:span text:style-name="T2"><text:s/>)Allah Allah il giuro tuo secondi<text:line-break/>            E dia mercede a un Mussulman fedel.</text:span></text:p>
      <text:p text:style-name="P1"><text:span text:style-name="T4">Dai.</text:span><text:span text:style-name="T2"><text:s/>Queste preci odi tu ?</text:span></text:p>
      <text:p text:style-name="P1"><text:span text:style-name="T4">Zop.</text:span><text:span text:style-name="T2"><text:s/>                        Fuggiamo</text:span></text:p>
      <text:p text:style-name="P1"><text:span text:style-name="T2"/></text:p>
      <text:p text:style-name="P1"><text:span text:style-name="T4">Dai.</text:span><text:span text:style-name="T2">                                        Allah,<text:line-break/>            Allah è che ti chiama<text:line-break/>                                        In te riposto<text:line-break/>            Mio fato è sol.... ah ! vieni.</text:span></text:p>
      <text:p text:style-name="P1"><text:span text:style-name="T2"/></text:p>
      <text:p text:style-name="P1"><text:span text:style-name="T4">Dai.</text:span><text:span text:style-name="T2"><text:s/>È questo il tuo desir ?<text:line-break/>                                        Vieni. Or più forte<text:line-break/>        E l'amor. Vieni, ch io per possederti<text:line-break/>        Or tutto affronterò.</text:span></text:p>
      <text:p text:style-name="P1"><text:span text:style-name="T4">Dail.</text:span><text:span text:style-name="T2"><text:s/>Ah !.. il favore d' Allah te vuol sottratto<text:line-break/>            Dall'abisso fatai... Addìo.. ti lascio (</text:span><text:span text:style-name="T4"><text:s/>mancando </text:span><text:span text:style-name="T2">)<text:line-break/>            E in te trionfi Allah, o mio Zopiro.<text:line-break/>            mio destino seguirò, ma il cielo<text:line-break/>            Già al cor mi parla, e ormai mancar mi sento.</text:span></text:p>
      <text:p text:style-name="P1"><text:span text:style-name="T4">Zop.</text:span><text:span text:style-name="T2"><text:s/>Andiam.</text:span></text:p>
      <text:p text:style-name="P1"><text:span text:style-name="T2"/></text:p>
      <text:p text:style-name="P1"><text:span text:style-name="T4">Dai.</text:span><text:span text:style-name="T2"><text:s/>                Ohimè, Zopiro... Ah !.. nol poss'io !..</text:span></text:p>
      <text:p text:style-name="P1"><text:span text:style-name="T2"/></text:p>
      <text:p text:style-name="P1"><text:span text:style-name="T4">Zop.</text:span><text:span text:style-name="T2"><text:s/>Fa cor, Daila, fa cor...</text:span></text:p>
      <text:p text:style-name="P1"><text:span text:style-name="T2"/></text:p>
      <text:p text:style-name="P1"><text:span text:style-name="T4">Dai.</text:span><text:span text:style-name="T2">                                        Ha la mia vita</text:span></text:p>
      <text:p text:style-name="P1"><text:span text:style-name="T2"/></text:p>
      <text:p text:style-name="P1"><text:span text:style-name="T2">            Termine col soffrir !</text:span></text:p>
      <text:p text:style-name="P1"><text:span text:style-name="T2"/></text:p>
      <text:p text:style-name="P1"><text:span text:style-name="T4">Zop.</text:span><text:span text:style-name="T2"><text:s/>                                        Oh cielo !</text:span></text:p>
      <text:p text:style-name="P1"><text:span text:style-name="T2"/></text:p>
      <text:p text:style-name="P1"><text:span text:style-name="T4">Dai.</text:span><text:span text:style-name="T2"><text:s/>                                                Io muojo....</text:span></text:p>
      <text:p text:style-name="P2"><text:span text:style-name="T2">            E perdonata !.. Alla mia tomba un giorno.</text:span></text:p>
      <text:p text:style-name="P2"><text:span text:style-name="T2">            Zopiro, oh pensier mio,</text:span></text:p>
      <text:p text:style-name="P2"><text:span text:style-name="T2">            Verrai dolente a dar pietoso addio.</text:span></text:p>
      <text:p text:style-name="P2"><text:span text:style-name="T2"/></text:p>
      <text:p text:style-name="P1"><text:span text:style-name="T4">Zop.</text:span><text:span text:style-name="T2"><text:s/>Daila....</text:span></text:p>
      <text:p text:style-name="P1"><text:span text:style-name="T2"/></text:p>
      <text:p text:style-name="P1"><text:span text:style-name="T4">Dai.</text:span><text:span text:style-name="T2"><text:s/>            Ah ! (</text:span><text:span text:style-name="T4">spira</text:span><text:span text:style-name="T2">)</text:span></text:p>
      <text:p text:style-name="P1"><text:span text:style-name="T2"/></text:p>
      <text:p text:style-name="P1"><text:span text:style-name="T4">Zop.</text:span><text:span text:style-name="T2"><text:s/>                        Daila !... Oh Ciel !.</text:span></text:p>
      <text:p text:style-name="P3"><text:span text:style-name="T1">            F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